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1.74661in" svg:y="0in" svg:width="9.8401in" svg:height="7.5in" style:rel-width="scale" style:rel-height="scale">
          <draw:image xlink:href="media/image1.jpg" xlink:type="simple" xlink:show="embed" xlink:actuate="onLoad"/>
          <svg:title/>
          <svg:desc>Une image contenant équipement électronique, circuit

Description générée automatiquement</svg:desc>
        </draw:frame>
        <draw:frame draw:id="id64" draw:style-name="a384" draw:name="ZoneTexte 5" svg:x="8.70833in" svg:y="1.32292in" svg:width="0.372in" svg:height="0.50488in">
          <draw:text-box>
            <text:p text:style-name="a383" text:class-names="" text:cond-style-name=""><text:span text:style-name="a382" text:class-names="">1</text:span></text:p>
          </draw:text-box>
          <svg:title/>
          <svg:desc/>
        </draw:frame>
        <draw:frame draw:id="id65" draw:style-name="a388" draw:name="ZoneTexte 6" svg:x="3.86458in" svg:y="4.61458in" svg:width="0.372in" svg:height="0.50488in">
          <draw:text-box>
            <text:p text:style-name="a387" text:class-names="" text:cond-style-name=""><text:span text:style-name="a385" text:class-names="">2</text:span><text:span text:style-name="a386" text:class-names=""/></text:p>
          </draw:text-box>
          <svg:title/>
          <svg:desc/>
        </draw:frame>
        <draw:frame draw:id="id66" draw:style-name="a392" draw:name="ZoneTexte 7" svg:x="4.52083in" svg:y="5.86458in" svg:width="0.372in" svg:height="0.50488in">
          <draw:text-box>
            <text:p text:style-name="a391" text:class-names="" text:cond-style-name=""><text:span text:style-name="a389" text:class-names="">2</text:span><text:span text:style-name="a390" text:class-names=""/></text:p>
          </draw:text-box>
          <svg:title/>
          <svg:desc/>
        </draw:frame>
        <draw:frame draw:id="id67" draw:style-name="a395" draw:name="ZoneTexte 8" svg:x="6.0748in" svg:y="5.03369in" svg:width="0.372in" svg:height="0.50488in">
          <draw:text-box>
            <text:p text:style-name="a394" text:class-names="" text:cond-style-name=""><text:span text:style-name="a393" text:class-names="">3</text:span></text:p>
          </draw:text-box>
          <svg:title/>
          <svg:desc/>
        </draw:frame>
        <draw:frame draw:id="id68" draw:style-name="a399" draw:name="ZoneTexte 9" svg:x="7.01042in" svg:y="4.86702in" svg:width="0.372in" svg:height="0.50488in">
          <draw:text-box>
            <text:p text:style-name="a398" text:class-names="" text:cond-style-name=""><text:span text:style-name="a396" text:class-names="">4</text:span><text:span text:style-name="a397" text:class-names=""/></text:p>
          </draw:text-box>
          <svg:title/>
          <svg:desc/>
        </draw:frame>
        <draw:frame draw:id="id69" draw:style-name="a405" draw:name="ZoneTexte 10" svg:x="7.72565in" svg:y="4.83174in" svg:width="0.372in" svg:height="0.90879in">
          <draw:text-box>
            <text:p text:style-name="a402" text:class-names="" text:cond-style-name=""><text:span text:style-name="a400" text:class-names="">5</text:span><text:span text:style-name="a401" text:class-names=""/></text:p>
            <text:p text:style-name="a404" text:class-names="" text:cond-style-name=""><text:span text:style-name="a403" text:class-names=""/></text:p>
          </draw:text-box>
          <svg:title/>
          <svg:desc/>
        </draw:frame>
        <draw:frame draw:id="id70" draw:style-name="a409" draw:name="ZoneTexte 11" svg:x="7.40715in" svg:y="5.65475in" svg:width="0.372in" svg:height="0.50488in">
          <draw:text-box>
            <text:p text:style-name="a408" text:class-names="" text:cond-style-name=""><text:span text:style-name="a406" text:class-names="">6</text:span><text:span text:style-name="a407" text:class-names=""/></text:p>
          </draw:text-box>
          <svg:title/>
          <svg:desc/>
        </draw:frame>
        <draw:frame draw:id="id71" draw:style-name="a413" draw:name="ZoneTexte 12" svg:x="8.23015in" svg:y="5.14987in" svg:width="0.372in" svg:height="0.50488in">
          <draw:text-box>
            <text:p text:style-name="a412" text:class-names="" text:cond-style-name=""><text:span text:style-name="a410" text:class-names="">6</text:span><text:span text:style-name="a411" text:class-names=""/></text:p>
          </draw:text-box>
          <svg:title/>
          <svg:desc/>
        </draw:frame>
        <draw:frame draw:id="id72" draw:style-name="a417" draw:name="ZoneTexte 13" svg:x="9.26452in" svg:y="5.17164in" svg:width="0.372in" svg:height="0.50488in">
          <draw:text-box>
            <text:p text:style-name="a416" text:class-names="" text:cond-style-name=""><text:span text:style-name="a414" text:class-names="">7</text:span><text:span text:style-name="a415" text:class-names=""/></text:p>
          </draw:text-box>
          <svg:title/>
          <svg:desc/>
        </draw:frame>
        <draw:frame draw:id="id73" draw:style-name="a421" draw:name="ZoneTexte 14" svg:x="9.89502in" svg:y="5.11947in" svg:width="0.372in" svg:height="0.50488in">
          <draw:text-box>
            <text:p text:style-name="a420" text:class-names="" text:cond-style-name=""><text:span text:style-name="a418" text:class-names="">9</text:span><text:span text:style-name="a419" text:class-names=""/></text:p>
          </draw:text-box>
          <svg:title/>
          <svg:desc/>
        </draw:frame>
        <draw:frame draw:id="id74" draw:style-name="a425" draw:name="ZoneTexte 15" svg:x="9.1905in" svg:y="4.74606in" svg:width="0.372in" svg:height="0.50488in">
          <draw:text-box>
            <text:p text:style-name="a424" text:class-names="" text:cond-style-name=""><text:span text:style-name="a422" text:class-names="">8</text:span><text:span text:style-name="a423" text:class-names=""/></text:p>
          </draw:text-box>
          <svg:title/>
          <svg:desc/>
        </draw:frame>
        <draw:frame draw:id="id75" draw:style-name="a428" draw:name="ZoneTexte 16" svg:x="8.70833in" svg:y="6.09863in" svg:width="0.54205in" svg:height="0.50488in">
          <draw:text-box>
            <text:p text:style-name="a427" text:class-names="" text:cond-style-name=""><text:span text:style-name="a426" text:class-names="">10</text:span></text:p>
          </draw:text-box>
          <svg:title/>
          <svg:desc/>
        </draw:frame>
        <draw:frame draw:id="id76" draw:style-name="a431" draw:name="ZoneTexte 17" svg:x="5.10335in" svg:y="3.59863in" svg:width="0.54205in" svg:height="0.50488in">
          <draw:text-box>
            <text:p text:style-name="a430" text:class-names="" text:cond-style-name=""><text:span text:style-name="a429" text:class-names="">12</text:span></text:p>
          </draw:text-box>
          <svg:title/>
          <svg:desc/>
        </draw:frame>
        <draw:frame draw:id="id77" draw:style-name="a434" draw:name="ZoneTexte 18" svg:x="3.78168in" svg:y="3.24512in" svg:width="0.54205in" svg:height="0.50488in">
          <draw:text-box>
            <text:p text:style-name="a433" text:class-names="" text:cond-style-name=""><text:span text:style-name="a432" text:class-names="">13</text:span></text:p>
          </draw:text-box>
          <svg:title/>
          <svg:desc/>
        </draw:frame>
        <draw:frame draw:id="id78" draw:style-name="a437" draw:name="ZoneTexte 19" svg:x="4.37436in" svg:y="2.64987in" svg:width="0.54205in" svg:height="0.50488in">
          <draw:text-box>
            <text:p text:style-name="a436" text:class-names="" text:cond-style-name=""><text:span text:style-name="a435" text:class-names="">14</text:span></text:p>
          </draw:text-box>
          <svg:title/>
          <svg:desc/>
        </draw:frame>
        <draw:frame draw:id="id79" draw:style-name="a440" draw:name="ZoneTexte 20" svg:x="2.78166in" svg:y="3.75in" svg:width="0.54205in" svg:height="0.50488in">
          <draw:text-box>
            <text:p text:style-name="a439" text:class-names="" text:cond-style-name=""><text:span text:style-name="a438" text:class-names="">11</text:span></text:p>
          </draw:text-box>
          <svg:title/>
          <svg:desc/>
        </draw:frame>
        <draw:frame draw:id="id80" draw:style-name="a443" draw:name="ZoneTexte 21" svg:x="5.14499in" svg:y="2.93229in" svg:width="0.54205in" svg:height="0.50488in">
          <draw:text-box>
            <text:p text:style-name="a442" text:class-names="" text:cond-style-name=""><text:span text:style-name="a441" text:class-names="">15</text:span></text:p>
          </draw:text-box>
          <svg:title/>
          <svg:desc/>
        </draw:frame>
        <draw:frame draw:id="id81" draw:style-name="a446" draw:name="ZoneTexte 22" svg:x="5.69603in" svg:y="2.67985in" svg:width="0.54205in" svg:height="0.50488in">
          <draw:text-box>
            <text:p text:style-name="a445" text:class-names="" text:cond-style-name=""><text:span text:style-name="a444" text:class-names="">16</text:span></text:p>
          </draw:text-box>
          <svg:title/>
          <svg:desc/>
        </draw:frame>
        <draw:frame draw:id="id82" draw:style-name="a449" draw:name="ZoneTexte 23" svg:x="6.28751in" svg:y="2.93229in" svg:width="0.54205in" svg:height="0.50488in">
          <draw:text-box>
            <text:p text:style-name="a448" text:class-names="" text:cond-style-name=""><text:span text:style-name="a447" text:class-names="">17</text:span></text:p>
          </draw:text-box>
          <svg:title/>
          <svg:desc/>
        </draw:frame>
        <draw:frame draw:id="id83" draw:style-name="a452" draw:name="ZoneTexte 24" svg:x="3.92006in" svg:y="1.72916in" svg:width="0.54205in" svg:height="0.50488in">
          <draw:text-box>
            <text:p text:style-name="a451" text:class-names="" text:cond-style-name=""><text:span text:style-name="a450" text:class-names="">21</text:span></text:p>
          </draw:text-box>
          <svg:title/>
          <svg:desc/>
        </draw:frame>
        <draw:frame draw:id="id84" draw:style-name="a457" draw:name="ZoneTexte 25" svg:x="4.58706in" svg:y="2.03209in" svg:width="0.4579in" svg:height="0.40391in">
          <draw:text-box>
            <text:p text:style-name="a456" text:class-names="" text:cond-style-name=""><text:span text:style-name="a453" text:class-names="">2</text:span><text:span text:style-name="a454" text:class-names="">0</text:span><text:span text:style-name="a455" text:class-names=""/></text:p>
          </draw:text-box>
          <svg:title/>
          <svg:desc/>
        </draw:frame>
        <draw:frame draw:id="id85" draw:style-name="a462" draw:name="ZoneTexte 26" svg:x="4.91604in" svg:y="2.03454in" svg:width="0.4579in" svg:height="0.40391in">
          <draw:text-box>
            <text:p text:style-name="a461" text:class-names="" text:cond-style-name=""><text:span text:style-name="a458" text:class-names="">2</text:span><text:span text:style-name="a459" text:class-names="">0</text:span><text:span text:style-name="a460" text:class-names=""/></text:p>
          </draw:text-box>
          <svg:title/>
          <svg:desc/>
        </draw:frame>
        <draw:frame draw:id="id86" draw:style-name="a467" draw:name="ZoneTexte 27" svg:x="5.2362in" svg:y="2.03636in" svg:width="0.4579in" svg:height="0.40391in">
          <draw:text-box>
            <text:p text:style-name="a466" text:class-names="" text:cond-style-name=""><text:span text:style-name="a463" text:class-names="">2</text:span><text:span text:style-name="a464" text:class-names="">0</text:span><text:span text:style-name="a465" text:class-names=""/></text:p>
          </draw:text-box>
          <svg:title/>
          <svg:desc/>
        </draw:frame>
        <draw:frame draw:id="id87" draw:style-name="a470" draw:name="ZoneTexte 28" svg:x="5.59818in" svg:y="1.32292in" svg:width="0.54205in" svg:height="0.50488in">
          <draw:text-box>
            <text:p text:style-name="a469" text:class-names="" text:cond-style-name=""><text:span text:style-name="a468" text:class-names="">19</text:span></text:p>
          </draw:text-box>
          <svg:title/>
          <svg:desc/>
        </draw:frame>
        <draw:frame draw:id="id88" draw:style-name="a473" draw:name="ZoneTexte 29" svg:x="6.06029in" svg:y="1.8278in" svg:width="0.54205in" svg:height="0.50488in">
          <draw:text-box>
            <text:p text:style-name="a472" text:class-names="" text:cond-style-name=""><text:span text:style-name="a471" text:class-names="">18</text:span></text:p>
          </draw:text-box>
          <svg:title/>
          <svg:desc/>
        </draw:frame>
        <draw:frame draw:id="id89" draw:style-name="a476" draw:name="ZoneTexte 31" svg:x="3.05269in" svg:y="2.67985in" svg:width="0.54205in" svg:height="0.50488in">
          <draw:text-box>
            <text:p text:style-name="a475" text:class-names="" text:cond-style-name=""><text:span text:style-name="a474" text:class-names="">23</text:span></text:p>
          </draw:text-box>
          <svg:title/>
          <svg:desc/>
        </draw:frame>
        <draw:frame draw:id="id90" draw:style-name="a479" draw:name="ZoneTexte 32" svg:x="3.15371in" svg:y="1.62256in" svg:width="0.54205in" svg:height="0.50488in">
          <draw:text-box>
            <text:p text:style-name="a478" text:class-names="" text:cond-style-name=""><text:span text:style-name="a477" text:class-names="">22</text:span></text:p>
          </draw:text-box>
          <svg:title/>
          <svg:desc/>
        </draw:frame>
        <draw:frame draw:id="id91" draw:style-name="a482" draw:name="ZoneTexte 33" svg:x="2.03972in" svg:y="1.47672in" svg:width="0.54205in" svg:height="0.50488in">
          <draw:text-box>
            <text:p text:style-name="a481" text:class-names="" text:cond-style-name=""><text:span text:style-name="a480" text:class-names="">24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rtin SPECQ</meta:initial-creator>
    <dc:creator>Martin SPECQ</dc:creator>
    <meta:creation-date>2020-06-07T13:34:32Z</meta:creation-date>
    <dc:date>2020-06-07T13:50:29Z</dc:date>
    <meta:editing-cycles>1</meta:editing-cycles>
    <meta:editing-duration>PT957S</meta:editing-duration>
    <meta:document-statistic meta:paragraph-count="28" meta:word-count="28"/>
  </office:meta>
</office:document-meta>
</file>